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4pt" fo:language="es" fo:country="AR" fo:font-weight="bold" style:font-size-asian="12.25pt" style:font-weight-asian="bold" style:font-size-complex="14pt" style:font-weight-complex="bold"/>
    </style:style>
    <style:style style:name="P2" style:family="paragraph" style:parent-style-name="Standard">
      <style:paragraph-properties fo:text-align="justify" style:justify-single-word="false"/>
      <style:text-properties style:font-name="Liberation Serif" fo:language="es" fo:country="AR"/>
    </style:style>
    <style:style style:name="P3" style:family="paragraph" style:parent-style-name="Standard">
      <style:text-properties fo:font-size="14pt" fo:language="es" fo:country="AR" fo:font-weight="bold" style:font-size-asian="12.25pt" style:font-weight-asian="bold" style:font-size-complex="14pt" style:font-weight-complex="bold"/>
    </style:style>
    <style:style style:name="P4" style:family="paragraph" style:parent-style-name="Standard">
      <style:text-properties fo:font-size="12pt" fo:language="es" fo:country="AR"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language="es" fo:country="AR"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Segoe UI"/>
    </style:style>
    <style:style style:name="T3" style:family="text">
      <style:text-properties style:text-position="33% 58%"/>
    </style:style>
    <style:style style:name="T4"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 TECNOLÓGICA NACIONAL</text:p>
      <text:p text:style-name="P3">FACULTAD REGIONAL CÓRDOBA</text:p>
      <text:p text:style-name="P3">DEPARTAMENTO DE INGENIERÍA ELECTRÓNICA</text:p>
      <text:p text:style-name="P3"/>
      <text:p text:style-name="P3">Cátedra de Técnicas Digitales II.</text:p>
      <text:p text:style-name="P3"/>
      <text:p text:style-name="P4">Examen final. 5 de setiembre de 2013.</text:p>
      <text:p text:style-name="P3"/>
      <text:p text:style-name="P1"/>
      <text:p text:style-name="P2">Usando un procesador basado en arquitectura ARM, por favor elabore este problema:</text:p>
      <text:p text:style-name="P2"/>
      <text:p text:style-name="P2"/>
      <text:p text:style-name="P2">Una planta de tratamiento térmico implica un proceso de carga de un horno, calentamiento controlado del material cargado, un tiempo a temperatura constante y luego enfriamiento también controlado. </text:p>
      <text:p text:style-name="P2"/>
      <text:p text:style-name="P2"/>
      <text:p text:style-name="P2">1.- diseñe el hardware necesario para que se detecte la condición de carga completa. Esto implica: un sensor de proximidad con salida de 220 Vca (correcto = 220 V ca) que detecta que el carro con la carga está en posición y otro óptico con salida de luz uv que detecta que la puerta está cerrada. Este último debe tener una interface optoacoplada. Se pide el circuito fotorreceptor en este último caso y la interfase hacia la entrada del ARM en el primero.</text:p>
      <text:p text:style-name="P2"/>
      <text:p text:style-name="P2">2.- Para calentar el horno debe leerse una señal en un potenciómetro cuyos extremos están conectados a 12 Vcc y a masa. Se lo debe leer en 8 bits. Diseñe la etapa de adaptación de señal <text:s/>necesaria para usar el A/D del ARM. Esta señal es la pendiente de la recta de calentamiento.</text:p>
      <text:p text:style-name="P2"/>
      <text:p text:style-name="P2">3.- <text:s/>La señal leída en (2) debe multiplicarse por una constante. Escriba en el Assembler del ARM una rutina para hacer esa multiplicación. El valor de la salida del potenciómetro (POT) como la constante (CON) son dos variables que están en memoria, una en formato BYTE y la otra en formato WORD. La rutina debe resolver la diferencia de tamaño entre ambos valores. El resultado de la multiplicación es mucho menor que 32 bits. (RES &lt;&lt; 2<text:span text:style-name="T3">32</text:span><text:span text:style-name="T4"> )</text:span></text:p>
      <text:p text:style-name="P2"/>
      <text:p text:style-name="P2">4.- La temperatura del horno que varía entre 10 y 950 °C se mide con una termocupla que da un valor de 3 <text:span text:style-name="T2">µ</text:span>V por °C. Ignore la compensación de punta fría. Diseñe la interface para que esta lectura se pueda manejar por el A/D del ARM y especifique las tolerancias de componentes para error <text:span text:style-name="T2">&lt;</text:span> 2%. Considere la resolución normal del A/D y que el fondo de escala corresponde a 1024 °C</text:p>
      <text:p text:style-name="P2"/>
      <text:p text:style-name="P2">5.- El mando de potencia es un contactor cuya bobina opera en 220 Vca y consume 0,2 A. Diseñe la interfase adecuada a partir de un pin de I/O del ARM. La corriente máxima de salida es de 8 mA.</text:p>
      <text:p text:style-name="P2"/>
      <text:p text:style-name="P2"/>
      <text:p text:style-name="P2"/>
      <text:p text:style-name="P2"/>
      <text:p text:style-name="P2"/>
      <text:p text:style-name="P5"/>
      <text:p text:style-name="P5">Para aprobar, <text:span text:style-name="T1">tres de los </text:span>puntos de {1, 5} deben estar totalmente correctos.</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Canali</meta:initial-creator>
    <meta:creation-date>2010-12-02T13:51:01</meta:creation-date>
    <dc:date>2013-09-04T14:53:01.47</dc:date>
    <dc:creator>luis rafael canali</dc:creator>
    <meta:editing-duration>PT6H56M22S</meta:editing-duration>
    <meta:editing-cycles>28</meta:editing-cycles>
    <meta:generator>OpenOffice/4.0.0$Win32 OpenOffice.org_project/400m3$Build-9702</meta:generator>
    <meta:document-statistic meta:table-count="0" meta:image-count="0" meta:object-count="0" meta:page-count="1" meta:paragraph-count="13" meta:word-count="402" meta:character-count="2265"/>
  </office:meta>
</office:document-meta>
</file>